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27.7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paragraph-properties fo:margin-top="0.423cm" fo:margin-bottom="0.212cm"/>
      <style:text-properties fo:language="en" fo:country="US"/>
    </style:style>
    <style:style style:name="P2" style:family="paragraph" style:parent-style-name="Text_20_body">
      <style:paragraph-properties fo:margin-top="0.423cm" fo:margin-bottom="0.212cm"/>
      <style:text-properties fo:language="en" fo:country="US" fo:font-weight="normal" style:font-weight-asian="normal" style:font-weight-complex="normal"/>
    </style:style>
    <style:style style:name="P3" style:family="paragraph" style:parent-style-name="Text_20_body">
      <style:text-properties style:font-name="Times New Roman" fo:language="en" fo:country="US"/>
    </style:style>
    <style:style style:name="P4" style:family="paragraph" style:parent-style-name="Text_20_body">
      <style:text-properties style:use-window-font-color="true" fo:language="en" fo:country="US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Our_20_code">
      <style:text-properties fo:color="#00ae00" fo:language="en" fo:country="US"/>
    </style:style>
    <style:style style:name="P7" style:family="paragraph" style:parent-style-name="Our_20_code">
      <style:text-properties fo:color="#00ae00" fo:language="en" fo:country="US" fo:font-weight="normal" style:font-weight-asian="normal" style:font-weight-complex="normal"/>
    </style:style>
    <style:style style:name="P8" style:family="paragraph" style:parent-style-name="Our_20_code">
      <style:text-properties fo:color="#00ae00" fo:language="en" fo:country="US" fo:font-weight="bold" style:font-weight-asian="bold" style:font-weight-complex="bold"/>
    </style:style>
    <style:style style:name="P9" style:family="paragraph" style:parent-style-name="Our_20_code">
      <style:text-properties fo:language="en" fo:country="US"/>
    </style:style>
    <style:style style:name="P10" style:family="paragraph" style:parent-style-name="Our_20_code">
      <style:text-properties fo:language="en" fo:country="US" fo:font-weight="bold" style:font-weight-asian="bold" style:font-weight-complex="bold"/>
    </style:style>
    <style:style style:name="P11" style:family="paragraph" style:parent-style-name="Our_20_code">
      <style:text-properties fo:language="en" fo:country="US" fo:font-weight="normal" style:font-weight-asian="normal" style:font-weight-complex="normal"/>
    </style:style>
    <style:style style:name="P12" style:family="paragraph" style:parent-style-name="Our_20_code">
      <style:text-properties fo:color="#008000" fo:language="en" fo:country="US"/>
    </style:style>
    <style:style style:name="P13" style:family="paragraph" style:parent-style-name="Our_20_code">
      <style:text-properties fo:color="#ff00ff" fo:language="en" fo:country="US"/>
    </style:style>
    <style:style style:name="P14" style:family="paragraph" style:parent-style-name="Heading_20_2">
      <style:text-properties fo:language="en" fo:country="US"/>
    </style:style>
    <style:style style:name="P15" style:family="paragraph" style:parent-style-name="Heading_20_2">
      <style:paragraph-properties fo:margin-top="0.423cm" fo:margin-bottom="0.212cm" fo:keep-with-next="always"/>
      <style:text-properties fo:language="en" fo:country="US"/>
    </style:style>
    <style:style style:name="P16" style:family="paragraph" style:parent-style-name="Heading_20_1">
      <style:text-properties style:font-name="Times New Roman" fo:language="en" fo:country="US"/>
    </style:style>
    <style:style style:name="T1" style:family="text">
      <style:text-properties fo:color="#008000"/>
    </style:style>
    <style:style style:name="T2" style:family="text">
      <style:text-properties fo:color="#ff00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ae00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style:use-window-font-color="true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6" text:outline-level="1">Queries to SDB signals data base</text:h>
          </table:table-cell>
        </table:table-row>
        <table:table-row table:style-name="Table1.2">
          <table:table-cell table:style-name="Table1.A2" office:value-type="string">
            <text:p text:style-name="P3">Built-in programming language interpreter supports queries to the database and, as a result of their interpretation and processing, SDB signals database returns particular information. General structure and format of a query is as follows:</text:p>
            <text:p text:style-name="P6">{<text:span text:style-name="T3">query</text:span>:</text:p>
            <text:p text:style-name="P6">category = "filter_of name_of category";</text:p>
            <text:p text:style-name="P6">group = "filter_of name_of group_of signals";</text:p>
            <text:p text:style-name="P6">name = <text:s/>"filter_of name_of signal";</text:p>
            <text:p text:style-name="P9"><text:span text:style-name="T5">&lt;what</text:span><text:span text:style-name="T4"> = "query"</text:span><text:span text:style-name="T5">&gt;</text:span><text:span text:style-name="T4"> }</text:span>;</text:p>
            <text:p text:style-name="P5">where <text:span text:style-name="T3">query</text:span> is a service word designating a query to the data base,</text:p>
            <text:p text:style-name="P5">&lt;<text:span text:style-name="T3">wha</text:span><text:span text:style-name="T7">t</text:span><text:span text:style-name="T6"> = </text:span><text:span text:style-name="T6">"</text:span><text:span text:style-name="T6">query</text:span><text:span text:style-name="T6">"</text:span><text:span text:style-name="T6">&gt; – optional addition to the query specifying a type of information to be extracted from the data base. One of 5 types of information is allowed to be specified as a “query”:</text:span><text:span text:style-name="T6"> </text:span><text:span text:style-name="T6">count, group, groupnumber, caption, value.</text:span></text:p>
            <text:p text:style-name="P4">If query is not specified then returned information by default will specify names of signals.</text:p>
            <text:p text:style-name="P4">If string information is queried then the query shall be surrounded with quotation marks (see the example below). If information is numerical any quotation marks are not required.</text:p>
            <text:h text:style-name="P14" text:outline-level="2">1) Query of a number of signals in the data base:</text:h>
            <text:p text:style-name="P5">Query formate:</text:p>
            <text:p text:style-name="P9">number_of_signals = <text:span text:style-name="T1">{query:</text:span></text:p>
            <text:p text:style-name="P12">category = "<text:span text:style-name="T4">filter_of name_of category</text:span>";</text:p>
            <text:p text:style-name="P12">group = "<text:span text:style-name="T4">filter_of name_of group_of signals</text:span>";</text:p>
            <text:p text:style-name="P12">name = <text:s/>"<text:span text:style-name="T4">filter_of name_of signal</text:span>";</text:p>
            <text:p text:style-name="P9"><text:span text:style-name="T1">what = count }</text:span>;</text:p>
            <text:p text:style-name="P5">Type of returned value is <text:span text:style-name="T3">integer</text:span>. Both the name of a required category and the mask with symbol * (asterisk) can be a filter for the name of category. Filter of the name of group of signals and filter of the name of a signal are set in the same way.</text:p>
            <text:h text:style-name="P15" text:outline-level="2">2) Query of names of groups of signals the signals belong to.</text:h>
            <text:p text:style-name="P1">Query format:</text:p>
            <text:p text:style-name="P9">names_of_groups <text:s/>= <text:span text:style-name="T2">"{ query:</text:span></text:p>
            <text:p text:style-name="P13">category = "filter_of name_of category";</text:p>
            <text:p text:style-name="P13">group = "filter_of name_of group_of signals";</text:p>
            <text:p text:style-name="P13">name = "filter_of name_of signal";</text:p>
            <text:p text:style-name="P9"><text:span text:style-name="T2">what = group }"</text:span> ;</text:p>
            <text:p text:style-name="P1">Type of a returned value is <text:span text:style-name="T3">string</text:span><text:span text:style-name="T8">. The returned string contains zero of symbols if the group of signals has not been found in the data base, a name of a single group if one group has been found and several names of groups of signals if several groups of signals has been found. Names of groups of signals in a string are divided by a service symbol </text:span><text:span text:style-name="T3">; (semicolon)</text:span><text:span text:style-name="T8">. Both the name of a required category and the mask followed with symbol * (asterisk) can be a filter for the name of category. Filter of the name of a group of signals and filter of the name of a signal are set in the same way.</text:span></text:p>
            <text:h text:style-name="P15" text:outline-level="2">3) Query of numbers of groups of signals the signals belong to.</text:h>
            <text:p text:style-name="P1">Query format:</text:p>
            <text:p text:style-name="P9">numbers_of_groups <text:s/>= <text:span text:style-name="T2">"{ query:</text:span></text:p>
            <text:p text:style-name="P13">category = "filter_of name_of category";</text:p>
            <text:p text:style-name="P13">group = "filter_of name_of group_of signals";</text:p>
            <text:p text:style-name="P13"/>
            <text:p text:style-name="P13"><text:soft-page-break/>name = "filter_of name_of signal";</text:p>
            <text:p text:style-name="P9"><text:span text:style-name="T2">what = group</text:span><text:span text:style-name="T2">number</text:span><text:span text:style-name="T2"> }"</text:span> ;</text:p>
            <text:p text:style-name="P1">Type of returned value is <text:span text:style-name="T3">string. </text:span><text:span text:style-name="T8">The returned string contains zero of symbols if the group of signals has not been found in the data base, <text:s/>number of a single group if one group has been found and several numbers of groups of signals if several groups of signals has been found. Numbers of groups of signals in a string are divided by a service symbol </text:span><text:span text:style-name="T3">; (semicolon)</text:span><text:span text:style-name="T8">. Both the name of required category and the mask followed with symbol * (asterisk) can be a filter for the name of category. Filter of the name of a group of signals and filter of the name of a signal are set in the same way. </text:span></text:p>
            <text:h text:style-name="P15" text:outline-level="2">4) Query of names of signals contained in the database .</text:h>
            <text:p text:style-name="P1">If service word <text:span text:style-name="T3">what </text:span><text:span text:style-name="T8">is not used then the returned string by default will contain names of signals complying with a preset filter. Query format:</text:span></text:p>
            <text:p text:style-name="P9">names_of_signals <text:s/>= <text:span text:style-name="T2">"{ query:</text:span></text:p>
            <text:p text:style-name="P13">category = "filter_of name_of category";</text:p>
            <text:p text:style-name="P13">group = "filter_of name_of group_of signals";</text:p>
            <text:p text:style-name="P9"><text:span text:style-name="T2">name = "filter_of name_of signal" }"</text:span> ;</text:p>
            <text:p text:style-name="P1">Type of returned value is <text:span text:style-name="T3">string. </text:span><text:span text:style-name="T8">The returned string contains zero of symbols if any signals has not been found in the data base, <text:s/>number of one signal if 1 signal has been found and several numbers of signals if several signals has been found. Names of signals in a string are divided by a service symbol </text:span><text:span text:style-name="T3">; (semicolon)</text:span><text:span text:style-name="T8">. Both the name of a required category and the mask followed with symbol * (asterisk) can be a filter for the name of category. Filter of the name of a group of signals and filter of the name of a signal are set in the same way.</text:span></text:p>
            <text:h text:style-name="P15" text:outline-level="2">5) Query of the name of signals.</text:h>
            <text:p text:style-name="P2">Query format:</text:p>
            <text:p text:style-name="P9">titles_of_signals <text:s/>= <text:span text:style-name="T2">"{ query:</text:span></text:p>
            <text:p text:style-name="P13">category = "filter_of name_of category";</text:p>
            <text:p text:style-name="P13">group = "filter_of name_of group_of signals";</text:p>
            <text:p text:style-name="P13">name = "filter_of name_of signal";</text:p>
            <text:p text:style-name="P9"><text:span text:style-name="T2">what = </text:span><text:span text:style-name="T2">caption</text:span><text:span text:style-name="T2"> }"</text:span> ;</text:p>
            <text:p text:style-name="P1">Type of returned value is <text:span text:style-name="T3">string. </text:span><text:span text:style-name="T8">The returned string contains zero of symbols if any signals has not been found in the data base, <text:s/>name of one signal if 1 signal has been found and several names of signals if several signals has been found. Names of signals in a string are divided by a service symbol </text:span><text:span text:style-name="T3">; (semicolon)</text:span><text:span text:style-name="T8">. Both the name of a required category and the mask followed with symbol * (asterisk) can be a filter for the name of category. Filter of the name of a group of signals and filter of the name of a signal are set in the same way.</text:span></text:p>
            <text:h text:style-name="P15" text:outline-level="2">6) Query of values of signals.</text:h>
            <text:p text:style-name="P2">Query format:</text:p>
            <text:p text:style-name="P9">values_of_signals <text:s/>= <text:span text:style-name="T2">"{ query:</text:span></text:p>
            <text:p text:style-name="P13">category = "filter_of name_of category";</text:p>
            <text:p text:style-name="P13">group = "filter_of name_of group_of signals";</text:p>
            <text:p text:style-name="P13">name = "filter_of name_of signal";</text:p>
            <text:p text:style-name="P9"><text:span text:style-name="T2">what = </text:span><text:span text:style-name="T2">value</text:span><text:span text:style-name="T2"> }"</text:span> ;</text:p>
            <text:p text:style-name="P1">Type of returned value is <text:span text:style-name="T3">string. </text:span><text:span text:style-name="T8">The returned string contains zero of symbols if any signals has not been found in the data base, value of one signal if 1 signal has been found and values of several signals if several signals has been found. Values of signals in a string are divided by a service symbol </text:span><text:span text:style-name="T3">; (semicolon)</text:span><text:span text:style-name="T8">. Both the name of a required category and the mask followed with symbol * (asterisk) can be a </text:span><text:span text:style-name="T8">filter for the name of category. Filter of the name of a group of signals and filter of the name of a signal are set in the same way. </text:span></text:p>
            <text:p text:style-name="P1">Example of information export from the database to a text file by using SimInTech programming language:</text:p>
            <text:p text:style-name="P10">initialization</text:p>
            <text:p text:style-name="P10"/>
            <text:p text:style-name="P10">  formattext</text:p>
            <text:p text:style-name="P7"/>
            <text:p text:style-name="P11"><text:span text:style-name="T4">     // </text:span><text:span text:style-name="T4">number of signals in DB</text:span></text:p>
            <text:p text:style-name="P11">     number_of_signals = <text:s/><text:span text:style-name="T4">{ query: category = "</text:span><text:span text:style-name="T4">Sensors</text:span><text:span text:style-name="T4">"; group = "*"; name = "*"; what = count <text:s text:c="6"/>}</text:span> <text:s/>; <text:span text:style-name="T4"><text:s text:c="3"/></text:span></text:p>
            <text:p text:style-name="P7"/>
            <text:p text:style-name="P7">     // name of a group the signal belongs to</text:p>
            <text:p text:style-name="P11"><text:span text:style-name="T4">       </text:span>names_of_groups = <text:span text:style-name="T2">"{ query: category = "</text:span><text:span text:style-name="T2">Sensors</text:span><text:span text:style-name="T2">"; group = "*"; name = "*"; what = group <text:s text:c="6"/>}"</text:span> ;</text:p>
            <text:p text:style-name="P7"/>
            <text:p text:style-name="P11"><text:span text:style-name="T4">     // </text:span><text:span text:style-name="T4">name of a group the signal belongs to</text:span></text:p>
            <text:p text:style-name="P11">  <text:span text:style-name="T4"> </text:span>  numbers_of_groups = <text:span text:style-name="T2">"{ query: category = "</text:span><text:span text:style-name="T2">Sensors</text:span><text:span text:style-name="T2">"; group = "*"; name = "*"; what = groupnumber }"</text:span> ; </text:p>
            <text:p text:style-name="P11"/>
            <text:p text:style-name="P11">     <text:span text:style-name="T4">// </text:span><text:span text:style-name="T4">names of signals in DB are displayed by default</text:span><text:span text:style-name="T4"> !!!</text:span></text:p>
            <text:p text:style-name="P11">      names_of_signals = <text:span text:style-name="T2">"{ query: category = "</text:span><text:span text:style-name="T2">Sensors</text:span><text:span text:style-name="T2">"; group = "*"; name = "*"; <text:s text:c="19"/>}"</text:span> ; </text:p>
            <text:p text:style-name="P11"/>
            <text:p text:style-name="P11">     <text:span text:style-name="T4">// </text:span><text:span text:style-name="T4">names of signals in DB</text:span></text:p>
            <text:p text:style-name="P11">     titles_of_signals = <text:span text:style-name="T2">"{ query: category = "</text:span><text:span text:style-name="T2">Sensors</text:span><text:span text:style-name="T2">"; group = "*"; name = "*"; what = caption <text:s text:c="4"/>}"</text:span> ; </text:p>
            <text:p text:style-name="P11"/>
            <text:p text:style-name="P11">     <text:span text:style-name="T4">// </text:span><text:span text:style-name="T4">value of signal</text:span></text:p>
            <text:p text:style-name="P11">     values_of_signals = <text:span text:style-name="T2">"{ query: category = "</text:span><text:span text:style-name="T2">Sensors</text:span><text:span text:style-name="T2">"; group = "*"; name = "*"; what = value <text:s text:c="6"/>}"</text:span> ; </text:p>
            <text:p text:style-name="P8"/>
            <text:p text:style-name="P9"><text:span text:style-name="T3">  end</text:span>; </text:p>
            <text:p text:style-name="P9"/>
            <text:p text:style-name="P9"><text:span text:style-name="T3">  </text:span>FileID = <text:span text:style-name="T3">createfile</text:span>("signals.out.txt",1); <text:span text:style-name="T4">// </text:span><text:span text:style-name="T4">open an existing</text:span><text:span text:style-name="T4">!!! </text:span><text:span text:style-name="T4">file for writing</text:span><text:span text:style-name="T4"> </text:span></text:p>
            <text:p text:style-name="P9"/>
            <text:p text:style-name="P9"><text:span text:style-name="T3">  writeln</text:span>(FileID, number_of_signals );</text:p>
            <text:p text:style-name="P9"><text:span text:style-name="T3">  writeln</text:span>(FileID, <text:s/>names_of_groups <text:s/>);</text:p>
            <text:p text:style-name="P9"><text:span text:style-name="T3">  writeln</text:span>(FileID, <text:s/>names_of_signals );</text:p>
            <text:p text:style-name="P9"><text:span text:style-name="T3">  writeln</text:span>(FileID, titles_of_signals );</text:p>
            <text:p text:style-name="P9"><text:span text:style-name="T3">  writeln</text:span>(FileID, values_of_signals ); </text:p>
            <text:p text:style-name="P9"/>
            <text:p text:style-name="P9"><text:span text:style-name="T3">  freeobject</text:span>(FileID); <text:span text:style-name="T4">// </text:span><text:span text:style-name="T4">close the file</text:span><text:span text:style-name="T4"> <text:s/></text:span></text:p>
            <text:p text:style-name="P9"><text:span text:style-name="T3">end</text:span>;</text:p>
          </table:table-cell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ourier New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0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="100%" fo:margin-left="0cm" fo:margin-right="0cm" fo:margin-top="0.3cm" fo:margin-bottom="0.3cm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ur_20_code" style:display-name="Our code" style:family="paragraph" style:parent-style-name="Text_20_body">
      <style:paragraph-properties fo:margin-top="0cm" fo:margin-bottom="0cm" fo:line-height="100%"/>
      <style:text-properties style:font-name="DejaVu Sans Mono" fo:font-size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просы к базе данных сигналов SDB</dc:title>
    <dc:date>2014-02-11T09:40:33.70</dc:date>
    <meta:generator>OpenOffice_Beta/4.1.0$Win32 OpenOffice.org_project/410m14$Build-9760</meta:generator>
    <meta:editing-duration>PT6H22M44S</meta:editing-duration>
    <meta:editing-cycles>108</meta:editing-cycles>
    <meta:document-statistic meta:table-count="1" meta:image-count="0" meta:object-count="0" meta:page-count="3" meta:paragraph-count="82" meta:word-count="1196" meta:character-count="6873"/>
    <meta:user-defined meta:name="Поле 1"/>
    <meta:user-defined meta:name="Поле 2"/>
    <meta:user-defined meta:name="Поле 3"/>
    <meta:user-defined meta:name="Поле 4"/>
  </office:meta>
</office:document-meta>
</file>